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Michaut Francine</text:p>
      <text:p text:style-name="Standard"/>
      <text:p text:style-name="Standard"/>
      <text:p text:style-name="Standard"/>
      <text:p text:style-name="Standard"/>
      <text:p text:style-name="P1">Site web : HYACINTHE PRO : Jardinier paysagiste</text:p>
      <text:p text:style-name="Standard"/>
      <text:p text:style-name="Standard"/>
      <text:p text:style-name="P2">Il s'agit d'un site web pour un jardinier paysagiste. Ce site présente son travail, les prestations qu'il propose, ses disponibilités et son contact. </text:p>
      <text:p text:style-name="P2"/>
      <text:p text:style-name="P2">Décrire les balises utilisées, le langage, html, </text:p>
      <text:p text:style-name="P2">les difficultés rencontrées et comment ont-elles étaient résol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28T09:12:13.26</meta:creation-date>
    <meta:document-statistic meta:table-count="0" meta:image-count="0" meta:object-count="0" meta:page-count="1" meta:paragraph-count="5" meta:word-count="48" meta:character-count="327"/>
    <dc:date>2022-04-28T11:40:45.19</dc:date>
    <meta:editing-duration>PT2H13M21S</meta:editing-duration>
    <meta:editing-cycles>1</meta:editing-cycles>
    <meta:generator>OpenOffice/4.1.9$Win32 OpenOffice.org_project/419m1$Build-9805</meta:generator>
  </office:meta>
</office:document-meta>
</file>